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6d5d" officeooo:paragraph-rsid="000d6d5d"/>
    </style:style>
    <style:style style:name="P2" style:family="paragraph" style:parent-style-name="Standard">
      <style:paragraph-properties fo:text-align="start" style:justify-single-word="false"/>
      <style:text-properties officeooo:rsid="000d7675" officeooo:paragraph-rsid="000d7675"/>
    </style:style>
    <style:style style:name="P3" style:family="paragraph" style:parent-style-name="Standard">
      <style:paragraph-properties fo:text-align="start" style:justify-single-word="false"/>
      <style:text-properties officeooo:rsid="000d7675" officeooo:paragraph-rsid="000ebd1c"/>
    </style:style>
    <style:style style:name="P4" style:family="paragraph" style:parent-style-name="Standard">
      <style:paragraph-properties fo:text-align="start" style:justify-single-word="false"/>
      <style:text-properties officeooo:rsid="000ebd1c" officeooo:paragraph-rsid="000ebd1c"/>
    </style:style>
    <style:style style:name="P5" style:family="paragraph" style:parent-style-name="Standard">
      <style:paragraph-properties fo:text-align="start" style:justify-single-word="false"/>
      <style:text-properties officeooo:rsid="00101e19" officeooo:paragraph-rsid="00101e19"/>
    </style:style>
    <style:style style:name="P6" style:family="paragraph" style:parent-style-name="Standard">
      <style:paragraph-properties fo:text-align="start" style:justify-single-word="false"/>
      <style:text-properties officeooo:rsid="00152243" officeooo:paragraph-rsid="00152243"/>
    </style:style>
    <style:style style:name="P7" style:family="paragraph" style:parent-style-name="Standard">
      <style:paragraph-properties fo:text-align="start" style:justify-single-word="false"/>
      <style:text-properties officeooo:rsid="00156c0d" officeooo:paragraph-rsid="00156c0d"/>
    </style:style>
    <style:style style:name="P8" style:family="paragraph" style:parent-style-name="Standard">
      <style:paragraph-properties fo:text-align="start" style:justify-single-word="false"/>
      <style:text-properties officeooo:rsid="00156c0d" officeooo:paragraph-rsid="001623a9"/>
    </style:style>
    <style:style style:name="P9" style:family="paragraph" style:parent-style-name="Standard">
      <style:paragraph-properties fo:text-align="start" style:justify-single-word="false"/>
      <style:text-properties officeooo:rsid="001623a9" officeooo:paragraph-rsid="001623a9"/>
    </style:style>
    <style:style style:name="T1" style:family="text">
      <style:text-properties officeooo:rsid="00101e19"/>
    </style:style>
    <style:style style:name="T2" style:family="text">
      <style:text-properties officeooo:rsid="00126943"/>
    </style:style>
    <style:style style:name="T3" style:family="text">
      <style:text-properties officeooo:rsid="00147153"/>
    </style:style>
    <style:style style:name="T4" style:family="text">
      <style:text-properties officeooo:rsid="001623a9"/>
    </style:style>
    <style:style style:name="T5" style:family="text">
      <style:text-properties officeooo:rsid="001711cf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COLO DE COMUNICACIÓN INTELLECTUS</text:p>
      <text:p text:style-name="P1">Versión 1.0</text:p>
      <text:p text:style-name="P1"/>
      <text:p text:style-name="P1"/>
      <text:p text:style-name="P2">1- Login</text:p>
      <text:p text:style-name="P2"/>
      <text:p text:style-name="P2"/>
      <text:p text:style-name="P3">- Petición </text:p>
      <text:p text:style-name="P3">paquete 1 = LOGIN</text:p>
      <text:p text:style-name="P6">longitud <text:s/>= longitud del mensaje</text:p>
      <text:p text:style-name="P2">Login<text:span text:style-name="T2">Peticion</text:span></text:p>
      <text:p text:style-name="P2">{</text:p>
      <text:p text:style-name="P2"><text:tab/><text:span text:style-name="T3">int</text:span> VERSION;</text:p>
      <text:p text:style-name="P2"><text:tab/><text:span text:style-name="T3">long</text:span> ID;</text:p>
      <text:p text:style-name="P2"><text:tab/></text:p>
      <text:p text:style-name="P2">}</text:p>
      <text:p text:style-name="P2"/>
      <text:p text:style-name="P2"/>
      <text:p text:style-name="P2"/>
      <text:p text:style-name="P4">- Respuesta</text:p>
      <text:p text:style-name="P4">paquete 500 = LOGINRESPUESTA</text:p>
      <text:p text:style-name="P6">login = longitud del mensaje</text:p>
      <text:p text:style-name="P4">LoginRespuesta</text:p>
      <text:p text:style-name="P4">{</text:p>
      <text:p text:style-name="P5"><text:tab/>int VERSION;</text:p>
      <text:p text:style-name="P5"><text:tab/><text:span text:style-name="T3">long</text:span> ID;</text:p>
      <text:p text:style-name="P4"><text:tab/>int ESTADO = { <text:span text:style-name="T1">0</text:span> <text:span text:style-name="T1">(no</text:span>logueado<text:span text:style-name="T1">)</text:span> | <text:span text:style-name="T1">1 (</text:span>logueado<text:span text:style-name="T1">)</text:span> <text:s/>}</text:p>
      <text:p text:style-name="P4"><text:tab/>string mensaje</text:p>
      <text:p text:style-name="P4">}</text:p>
      <text:p text:style-name="P4"/>
      <text:p text:style-name="P4"/>
      <text:p text:style-name="P4"/>
      <text:p text:style-name="P4"/>
      <text:p text:style-name="P7">2- MensajePrivado</text:p>
      <text:p text:style-name="P7"/>
      <text:p text:style-name="P7">-Petición</text:p>
      <text:p text:style-name="P7">paquete 2 = MensajePrivado</text:p>
      <text:p text:style-name="P7">MensajePrivadoPeticion</text:p>
      <text:p text:style-name="P7">{</text:p>
      <text:p text:style-name="P7"><text:tab/>int VERSION;</text:p>
      <text:p text:style-name="P7"><text:tab/>long IDDestinario;</text:p>
      <text:p text:style-name="P7"><text:tab/>long IDRemitente;</text:p>
      <text:p text:style-name="P7"><text:tab/>byte[] Mensaje</text:p>
      <text:p text:style-name="P7"><text:tab/>int TipoMensaje = { 0 (texto) | 1 (imagen) }</text:p>
      <text:p text:style-name="P7">}</text:p>
      <text:p text:style-name="P7"/>
      <text:p text:style-name="P7"/>
      <text:p text:style-name="P7"><text:soft-page-break/></text:p>
      <text:p text:style-name="P7">-<text:span text:style-name="T4">Respuesta</text:span></text:p>
      <text:p text:style-name="P9">paquete 501 = MensajePrivadoRespuesta</text:p>
      <text:p text:style-name="P9">MensajePrivadoRespuesta</text:p>
      <text:p text:style-name="P9">{</text:p>
      <text:p text:style-name="P8"><text:tab/>int VERSION;</text:p>
      <text:p text:style-name="P8"><text:tab/>long IDDestinario;</text:p>
      <text:p text:style-name="P8"><text:tab/>long IDRemitente;</text:p>
      <text:p text:style-name="P8"><text:tab/>byte[] Mensaje;</text:p>
      <text:p text:style-name="P8"><text:tab/>int TipoMensaje = { 0 (<text:span text:style-name="T5">TEXTO</text:span>) | 1 (<text:span text:style-name="T5">IMAGEN</text:span>) }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58:43.332000000</meta:creation-date>
    <dc:date>2019-04-10T01:47:34.274000000</dc:date>
    <meta:editing-duration>PT2H12M19S</meta:editing-duration>
    <meta:editing-cycles>13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43" meta:word-count="110" meta:character-count="691" meta:non-whitespace-character-count="603"/>
  </office:meta>
</office:document-meta>
</file>